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3-11-02" calcext:value-type="date">
            <text:p>11/02/2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ff indexer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Select client goa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lean Workspa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Nov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Dec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Jan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Feb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style-name="ce20" office:value-type="string" calcext:value-type="string">
            <text:p>Nov-Dec</text:p>
            <text:p>Jan-Feb</text:p>
          </table:table-cell>
          <table:table-cell table:style-name="ce20" office:value-type="string" calcext:value-type="string">
            <text:p>Nov-Dec</text:p>
            <text:p>Jan-Feb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6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Oct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indexer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Select client test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table:style-name="ce1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Edit blank / _app</text:p>
          </table:table-cell>
          <table:table-cell table:style-name="ce13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Upload site to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Rename goa_new to</text:p>
            <text:p>goa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Delete goa0 from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8:42:34.6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1-16T18:43:57.934000000</dc:date>
    <meta:editing-duration>PT17H22M23S</meta:editing-duration>
    <meta:editing-cycles>58</meta:editing-cycles>
    <meta:generator>LibreOffice/7.6.4.1$Windows_X86_64 LibreOffice_project/e19e193f88cd6c0525a17fb7a176ed8e6a3e2aa1</meta:generator>
    <meta:document-statistic meta:table-count="1" meta:cell-count="33" meta:object-count="0"/>
  </office:meta>
</office:document-meta>
</file>